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Cash Coverage">
            <text:p>Cash Coverage</text:p>
          </table:table-cell>
          <table:table-cell office:value-type="string" office:value="16%">
            <text:p>16%</text:p>
          </table:table-cell>
          <table:table-cell office:value-type="string" office:value="15%">
            <text:p>15%</text:p>
          </table:table-cell>
          <table:table-cell office:value-type="string" office:value="20%">
            <text:p>20%</text:p>
          </table:table-cell>
          <table:table-cell office:value-type="string" office:value="9%">
            <text:p>9%</text:p>
          </table:table-cell>
          <table:table-cell office:value-type="string" office:value="13%">
            <text:p>13%</text:p>
          </table:table-cell>
          <table:table-cell office:value-type="string" office:value="21%">
            <text:p>21%</text:p>
          </table:table-cell>
          <table:table-cell office:value-type="string" office:value="23%">
            <text:p>23%</text:p>
          </table:table-cell>
          <table:table-cell office:value-type="string" office:value="26%">
            <text:p>26%</text:p>
          </table:table-cell>
          <table:table-cell office:value-type="string" office:value="24%">
            <text:p>24%</text:p>
          </table:table-cell>
          <table:table-cell office:value-type="string" office:value="25%">
            <text:p>25%</text:p>
          </table:table-cell>
        </table:table-row>
        <table:table-row>
          <table:table-cell table:style-name="pd1" office:value-type="string" office:value="Times Interest Earned Ratio">
            <text:p>Times Interest Earned Ratio</text:p>
          </table:table-cell>
          <table:table-cell office:value-type="string" office:value="1317%">
            <text:p>1317%</text:p>
          </table:table-cell>
          <table:table-cell office:value-type="string" office:value="1644%">
            <text:p>1644%</text:p>
          </table:table-cell>
          <table:table-cell office:value-type="string" office:value="1048%">
            <text:p>1048%</text:p>
          </table:table-cell>
          <table:table-cell office:value-type="string" office:value="1031%">
            <text:p>1031%</text:p>
          </table:table-cell>
          <table:table-cell office:value-type="string" office:value="938%">
            <text:p>938%</text:p>
          </table:table-cell>
          <table:table-cell office:value-type="string" office:value="1004%">
            <text:p>1004%</text:p>
          </table:table-cell>
          <table:table-cell office:value-type="string" office:value="977%">
            <text:p>977%</text:p>
          </table:table-cell>
          <table:table-cell office:value-type="string" office:value="1156%">
            <text:p>1156%</text:p>
          </table:table-cell>
          <table:table-cell office:value-type="string" office:value="1213%">
            <text:p>1213%</text:p>
          </table:table-cell>
          <table:table-cell office:value-type="string" office:value="1344%">
            <text:p>1344%</text:p>
          </table:table-cell>
        </table:table-row>
        <table:table-row>
          <table:table-cell table:style-name="pd1" office:value-type="string" office:value="Debt Ratio">
            <text:p>Debt Ratio</text:p>
          </table:table-cell>
          <table:table-cell office:value-type="string" office:value="62%">
            <text:p>62%</text:p>
          </table:table-cell>
          <table:table-cell office:value-type="string" office:value="65%">
            <text:p>65%</text:p>
          </table:table-cell>
          <table:table-cell office:value-type="string" office:value="66%">
            <text:p>66%</text:p>
          </table:table-cell>
          <table:table-cell office:value-type="string" office:value="64%">
            <text:p>64%</text:p>
          </table:table-cell>
          <table:table-cell office:value-type="string" office:value="60%">
            <text:p>60%</text:p>
          </table:table-cell>
          <table:table-cell office:value-type="string" office:value="62%">
            <text:p>62%</text:p>
          </table:table-cell>
          <table:table-cell office:value-type="string" office:value="58%">
            <text:p>58%</text:p>
          </table:table-cell>
          <table:table-cell office:value-type="string" office:value="58%">
            <text:p>58%</text:p>
          </table:table-cell>
          <table:table-cell office:value-type="string" office:value="60%">
            <text:p>60%</text:p>
          </table:table-cell>
          <table:table-cell office:value-type="string" office:value="60%">
            <text:p>60%</text:p>
          </table:table-cell>
        </table:table-row>
        <table:table-row>
          <table:table-cell table:style-name="pd1" office:value-type="string" office:value="Debt to Equity Ratio">
            <text:p>Debt to Equity Ratio</text:p>
          </table:table-cell>
          <table:table-cell office:value-type="string" office:value="166%">
            <text:p>166%</text:p>
          </table:table-cell>
          <table:table-cell office:value-type="string" office:value="188%">
            <text:p>188%</text:p>
          </table:table-cell>
          <table:table-cell office:value-type="string" office:value="190%">
            <text:p>190%</text:p>
          </table:table-cell>
          <table:table-cell office:value-type="string" office:value="175%">
            <text:p>175%</text:p>
          </table:table-cell>
          <table:table-cell office:value-type="string" office:value="153%">
            <text:p>153%</text:p>
          </table:table-cell>
          <table:table-cell office:value-type="string" office:value="154%">
            <text:p>154%</text:p>
          </table:table-cell>
          <table:table-cell office:value-type="string" office:value="139%">
            <text:p>139%</text:p>
          </table:table-cell>
          <table:table-cell office:value-type="string" office:value="137%">
            <text:p>137%</text:p>
          </table:table-cell>
          <table:table-cell office:value-type="string" office:value="152%">
            <text:p>152%</text:p>
          </table:table-cell>
          <table:table-cell office:value-type="string" office:value="148%">
            <text:p>148%</text:p>
          </table:table-cell>
        </table:table-row>
        <table:table-row>
          <table:table-cell table:style-name="pd1" office:value-type="string" office:value="Long Term Debt to Total Assets">
            <text:p>Long Term Debt to Total Assets</text:p>
          </table:table-cell>
          <table:table-cell office:value-type="string" office:value="1%">
            <text:p>1%</text:p>
          </table:table-cell>
          <table:table-cell office:value-type="string" office:value="1%">
            <text:p>1%</text:p>
          </table:table-cell>
          <table:table-cell office:value-type="string" office:value="18%">
            <text:p>18%</text:p>
          </table:table-cell>
          <table:table-cell office:value-type="string" office:value="20%">
            <text:p>20%</text:p>
          </table:table-cell>
          <table:table-cell office:value-type="string" office:value="2%">
            <text:p>2%</text:p>
          </table:table-cell>
          <table:table-cell office:value-type="string" office:value="1%">
            <text:p>1%</text:p>
          </table:table-cell>
          <table:table-cell office:value-type="string" office:value="1%">
            <text:p>1%</text:p>
          </table:table-cell>
          <table:table-cell office:value-type="string" office:value="2%">
            <text:p>2%</text:p>
          </table:table-cell>
          <table:table-cell office:value-type="string" office:value="20%">
            <text:p>20%</text:p>
          </table:table-cell>
          <table:table-cell office:value-type="string" office:value="19%">
            <text:p>19%</text:p>
          </table:table-cell>
        </table:table-row>
        <table:table-row>
          <table:table-cell table:style-name="pd1" office:value-type="string" office:value="Long Term Debt to Total Equity">
            <text:p>Long Term Debt to Total Equity</text:p>
          </table:table-cell>
          <table:table-cell office:value-type="string" office:value="3%">
            <text:p>3%</text:p>
          </table:table-cell>
          <table:table-cell office:value-type="string" office:value="4%">
            <text:p>4%</text:p>
          </table:table-cell>
          <table:table-cell office:value-type="string" office:value="54%">
            <text:p>54%</text:p>
          </table:table-cell>
          <table:table-cell office:value-type="string" office:value="55%">
            <text:p>55%</text:p>
          </table:table-cell>
          <table:table-cell office:value-type="string" office:value="5%">
            <text:p>5%</text:p>
          </table:table-cell>
          <table:table-cell office:value-type="string" office:value="3%">
            <text:p>3%</text:p>
          </table:table-cell>
          <table:table-cell office:value-type="string" office:value="3%">
            <text:p>3%</text:p>
          </table:table-cell>
          <table:table-cell office:value-type="string" office:value="6%">
            <text:p>6%</text:p>
          </table:table-cell>
          <table:table-cell office:value-type="string" office:value="51%">
            <text:p>51%</text:p>
          </table:table-cell>
          <table:table-cell office:value-type="string" office:value="47%">
            <text:p>4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